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8.255cm" svg:x="6.08cm" svg:y="7.3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25cm" svg:y1="11.795cm" svg:x2="8.62cm" svg:y2="7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tay Meiri</meta:initial-creator>
    <meta:creation-date>2011-06-07T16:35:04</meta:creation-date>
    <dc:date>2011-06-07T16:42:53</dc:date>
    <dc:creator>Etay Meiri</dc:creator>
    <meta:editing-duration>PT7M50S</meta:editing-duration>
    <meta:editing-cycles>1</meta:editing-cycles>
    <meta:document-statistic meta:object-count="2"/>
    <meta:generator>LibreOffice/3.3$Unix LibreOffice_project/330m19$Build-202</meta:generator>
  </office:meta>
</office:document-meta>
</file>